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73cm" table:align="left" style:writing-mode="lr-tb"/>
    </style:style>
    <style:style style:name="Table1.A" style:family="table-column">
      <style:table-column-properties style:column-width="8.236cm"/>
    </style:style>
    <style:style style:name="Table1.B" style:family="table-column">
      <style:table-column-properties style:column-width="8.23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use-window-font-color="true"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use-window-font-color="true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11" style:family="paragraph" style:parent-style-name="Standard">
      <style:paragraph-properties fo:text-align="start" style:justify-single-word="false"/>
      <style:text-properties style:use-window-font-color="true"/>
    </style:style>
    <style:style style:name="P12" style:family="paragraph" style:parent-style-name="Standard">
      <style:paragraph-properties fo:text-align="center" style:justify-single-word="false" fo:break-before="pag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15" style:family="paragraph" style:parent-style-name="Содержимое_20_таблицы">
      <style:text-properties style:use-window-font-color="tru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РЕСПУБЛИКИ БЕЛАРУСЬ</text:p>
      <text:p text:style-name="P1">БЕЛОРУССКИЙ ГОСУДАРСТВЕННЫЙ УНИВЕРСИТЕТ</text:p>
      <text:p text:style-name="P2"/>
      <text:p text:style-name="P1">Факультет прикладной математики и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ванюк Андрей Иванович</text:p>
      <text:p text:style-name="P4">Метод Галеркина</text:p>
      <text:p text:style-name="P7"><text:span text:style-name="T1">Отчет по лабораторной работе №</text:span><text:span text:style-name="T2">4</text:span></text:p>
      <text:p text:style-name="P2">(«Методы численного анализа»)</text:p>
      <text:p text:style-name="P2">студента 3 курса 1 группы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Работа сдана 28 марта 2013г</text:p>
            <text:p text:style-name="P15">Зачтена ___________ 2013г</text:p>
            <text:p text:style-name="P15">______________________</text:p>
            <text:p text:style-name="P15">(Подпись преподавателя)</text:p>
          </table:table-cell>
          <table:table-cell table:style-name="Table1.A1" office:value-type="string">
            <text:p text:style-name="P15">Преподаватель:</text:p>
            <text:p text:style-name="P15">Самусенко Анатолий Васильевич</text:p>
            <text:p text:style-name="P15">доцент кафедры ВычМат,</text:p>
            <text:p text:style-name="P15">канд. физ-мат. наук</text:p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1">Минск 2013</text:p>
      <text:p text:style-name="P8"/>
      <text:p text:style-name="P1"><text:soft-page-break/>Задача</text:p>
      <text:p text:style-name="P1"/>
      <text:p text:style-name="P3"><text:tab/>Методом Галеркина найти решение граничной задачи.</text:p>
      <text:p text:style-name="P5"/>
      <text:p text:style-name="P7"><draw:frame draw:style-name="fr1" draw:name="Object4" text:anchor-type="as-char" svg:y="-1.326cm" svg:width="6.883cm" svg:height="2.50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1">Краткая теория</text:p>
      <text:p text:style-name="P1"/>
      <text:p text:style-name="P13">Метод Галёркина — метод приближённого решения краевой задачи для дифференциального уравнения.</text:p>
      <text:p text:style-name="P13"/>
      <text:p text:style-name="P13">Первым шагом в реализации метода Галёркина является выбор набора базисных функций, которые:</text:p>
      <text:list xml:id="list6781752641925407001" text:style-name="L1">
        <text:list-item>
          <text:p text:style-name="P10"><text:span text:style-name="T3">удовлетворяют граничным условиям.</text:span></text:p>
        </text:list-item>
        <text:list-item>
          <text:p text:style-name="P10"><text:span text:style-name="T3">в пределе бесконечного количества элементов базиса образуют полную систему.</text:span></text:p>
        </text:list-item>
        <text:list-item>
          <text:p text:style-name="P10"><text:span text:style-name="T3"/></text:p>
        </text:list-item>
      </text:list>
      <text:p text:style-name="P9"><text:span text:style-name="T3"><text:tab/>Решение представляется в виде разложения по базису:</text:span></text:p>
      <text:p text:style-name="P9"><text:span text:style-name="T3"/></text:p>
      <text:p text:style-name="P7"><text:span text:style-name="T3"><draw:frame draw:style-name="fr1" draw:name="Object5" text:anchor-type="as-char" svg:y="-0.713cm" svg:width="4.636cm" svg:height="1.139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7"><text:span text:style-name="T3"/></text:p>
      <text:p text:style-name="P9"><text:span text:style-name="T3"><text:tab/>Где параметры системы выбираются так, чтобы полученная функция удовлетворяла исходному уравнению и граничным условиям.</text:span></text:p>
      <text:p text:style-name="P9"><text:span text:style-name="T3"/></text:p>
      <text:p text:style-name="P9"><text:span text:style-name="T3"><text:tab/>Для метода Галеркина получаем систему:</text:span></text:p>
      <text:p text:style-name="P9"><text:span text:style-name="T3"/></text:p>
      <text:p text:style-name="P7"><text:span text:style-name="T3"><draw:frame draw:style-name="fr1" draw:name="Object6" text:anchor-type="as-char" svg:y="-0.743cm" svg:width="9.416cm" svg:height="1.1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7"><text:span text:style-name="T3"/></text:p>
      <text:p text:style-name="P11"><text:span text:style-name="T3"><text:tab/>Из данной системы находятся коэффициенты.</text:span></text:p>
      <text:p text:style-name="P12">Решение</text:p>
      <text:p text:style-name="P1"/>
      <text:p text:style-name="P7"><draw:frame draw:style-name="fr1" draw:name="Object1" text:anchor-type="as-char" svg:y="-1.326cm" svg:width="6.883cm" svg:height="2.5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<draw:frame draw:style-name="fr1" draw:name="Object2" text:anchor-type="as-char" svg:y="-1.154cm" svg:width="4.41cm" svg:height="2.22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1" draw:name="Object3" text:anchor-type="as-char" svg:y="-4.501cm" svg:width="17.399cm" svg:height="8.851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0:08:17.25</meta:creation-date>
    <dc:date>2013-03-28T17:18:09.28</dc:date>
    <meta:editing-duration>PT5H53M58S</meta:editing-duration>
    <meta:editing-cycles>3</meta:editing-cycles>
    <meta:generator>OpenOffice.org/3.4.1$Win32 OpenOffice.org_project/341m1$Build-9593</meta:generator>
    <meta:print-date>2013-03-28T12:10:54.22</meta:print-date>
    <meta:document-statistic meta:table-count="1" meta:image-count="0" meta:object-count="6" meta:page-count="3" meta:paragraph-count="35" meta:word-count="130" meta:character-count="1069"/>
  </office:meta>
</office:document-meta>
</file>

<file path=Object 1/content.xml><?xml version="1.0" encoding="utf-8"?>
<math xmlns="http://www.w3.org/1998/Math/MathML">
  <semantics>
    <mtable>
      <mtr>
        <mtd>
          <mrow>
            <mi>y</mi>
            <mi>'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frac>
                <mn>2</mn>
                <mrow>
                  <mrow>
                    <mi>x</mi>
                    <mo stretchy="false">+</mo>
                    <mn>1</mn>
                  </mrow>
                </mrow>
              </mfrac>
            </mrow>
            <mi>y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</mrow>
            <mi>y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row>
                <mn>0,5</mn>
                <mo stretchy="false">≤</mo>
                <mi>x</mi>
              </mrow>
              <mo stretchy="false">≤</mo>
              <mn>1</mn>
            </mrow>
          </mrow>
        </mtd>
      </mtr>
      <mtr>
        <mtd>
          <mrow>
            <mi>y</mi>
            <mrow>
              <mrow>
                <mo stretchy="false">(</mo>
                <mrow>
                  <mn>0,5</mn>
                </mrow>
                <mo stretchy="false">)</mo>
              </mrow>
              <mo stretchy="false">=</mo>
              <mfrac>
                <mn>2</mn>
                <mn>3,</mn>
              </mfrac>
            </mrow>
            <mi>y</mi>
            <mi>'</mi>
            <mrow>
              <mrow>
                <mo stretchy="false">(</mo>
                <mrow>
                  <mn>1</mn>
                </mrow>
                <mo stretchy="false">)</mo>
              </mrow>
              <mo stretchy="false">+</mo>
              <mn>2y</mn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0,75</mn>
            </mrow>
          </mrow>
        </mtd>
      </mtr>
    </mtable>
    <annotation encoding="StarMath 5.0">y''(x)+2 over {x+1} y'(x)-(x+1)y(x)=-1 newline
0,5&lt;=x&lt;=1 newline
y(0,5)=2 over 3, y'(1)+2y(1)=0,75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o stretchy="false">ϕ</mo>
                <mn>0</mn>
              </msub>
              <mo stretchy="false">=</mo>
              <mfrac>
                <mn>1</mn>
                <mn>30</mn>
              </mfrac>
            </mrow>
            <mrow>
              <mi>x</mi>
              <mo stretchy="false">+</mo>
              <mfrac>
                <mn>39</mn>
                <mn>60</mn>
              </mfrac>
            </mrow>
          </mrow>
        </mtd>
      </mtr>
      <mtr>
        <mtd>
          <mrow>
            <mrow>
              <msub>
                <mo stretchy="false">ϕ</mo>
                <mn>1</mn>
              </msub>
              <mo stretchy="false">=</mo>
              <mrow>
                <msup>
                  <mi>x</mi>
                  <mn>2</mn>
                </msup>
                <mo stretchy="false">−</mo>
                <mn>1,75</mn>
              </mrow>
            </mrow>
            <mrow>
              <mi>x</mi>
              <mo stretchy="false">+</mo>
              <mn>0,625</mn>
            </mrow>
          </mrow>
        </mtd>
      </mtr>
      <mtr>
        <mtd>
          <mrow>
            <mrow>
              <msub>
                <mo stretchy="false">ϕ</mo>
                <mn>2</mn>
              </msub>
              <mo stretchy="false">=</mo>
              <mrow>
                <msup>
                  <mi>x</mi>
                  <mn>3</mn>
                </msup>
                <mo stretchy="false">−</mo>
                <mn>2,375</mn>
              </mrow>
            </mrow>
            <mrow>
              <mi>x</mi>
              <mo stretchy="false">+</mo>
              <mn>1,0625</mn>
            </mrow>
          </mrow>
        </mtd>
      </mtr>
    </mtable>
    <annotation encoding="StarMath 5.0">%phi_0 = 1 over 30 x + 39 over 60 newline
%phi_1 = x^2 - 1,75x+0,625 newline
%phi_2 = x^3 -2,375x+1,0625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C</mi>
                <mn>11</mn>
              </msub>
              <mo stretchy="false">=</mo>
              <mrow>
                <munderover>
                  <mo stretchy="false">∫</mo>
                  <mn>0,5</mn>
                  <mn>1</mn>
                </munderover>
                <mrow>
                  <mo stretchy="false">(</mo>
                  <mrow>
                    <mrow>
                      <mn>2</mn>
                      <mo stretchy="false">+</mo>
                      <mfrac>
                        <mn>2</mn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</mrow>
                    <mrow>
                      <mrow>
                        <mo stretchy="false">(</mo>
                        <mrow>
                          <mrow>
                            <mn>2x</mn>
                            <mo stretchy="false">−</mo>
                            <mn>1,75</mn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row>
                      <mo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,75</mn>
                        </mrow>
                        <mrow>
                          <mi>x</mi>
                          <mo stretchy="false">+</mo>
                          <mn>0,625</mn>
                        </mrow>
                      </mrow>
                      <mo stretchy="false">)</mo>
                    </mrow>
                  </mrow>
                  <mo stretchy="false">)</mo>
                </mrow>
              </mrow>
            </mrow>
            <mrow>
              <mo stretchy="false">(</mo>
              <mrow>
                <mrow>
                  <msup>
                    <mi>x</mi>
                    <mn>2</mn>
                  </msup>
                  <mo stretchy="false">−</mo>
                  <mn>1,75</mn>
                </mrow>
                <mrow>
                  <mi>x</mi>
                  <mo stretchy="false">+</mo>
                  <mn>0,625</mn>
                </mrow>
              </mrow>
              <mo stretchy="false">)</mo>
            </mrow>
            <mrow>
              <mi mathvariant="italic">dx</mi>
              <mo stretchy="false">=</mo>
              <mrow>
                <mo stretchy="false">−</mo>
                <mn>0.1058457</mn>
              </mrow>
            </mrow>
          </mrow>
        </mtd>
      </mtr>
      <mtr>
        <mtd>
          <mrow>
            <mrow>
              <msub>
                <mi>C</mi>
                <mn>12</mn>
              </msub>
              <mo stretchy="false">=</mo>
              <mrow>
                <munderover>
                  <mo stretchy="false">∫</mo>
                  <mn>0,5</mn>
                  <mn>1</mn>
                </munderover>
                <mrow>
                  <mo stretchy="false">(</mo>
                  <mrow>
                    <mrow>
                      <mn>2</mn>
                      <mo stretchy="false">+</mo>
                      <mfrac>
                        <mn>2</mn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</mrow>
                    <mrow>
                      <mrow>
                        <mo stretchy="false">(</mo>
                        <mrow>
                          <mrow>
                            <mn>2x</mn>
                            <mo stretchy="false">−</mo>
                            <mn>1,75</mn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row>
                      <mo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,75</mn>
                        </mrow>
                        <mrow>
                          <mi>x</mi>
                          <mo stretchy="false">+</mo>
                          <mn>0,625</mn>
                        </mrow>
                      </mrow>
                      <mo stretchy="false">)</mo>
                    </mrow>
                  </mrow>
                  <mo stretchy="false">)</mo>
                </mrow>
              </mrow>
            </mrow>
            <mrow>
              <mo stretchy="false">(</mo>
              <mrow>
                <mrow>
                  <msup>
                    <mi>x</mi>
                    <mn>3</mn>
                  </msup>
                  <mo stretchy="false">−</mo>
                  <mn>2,375</mn>
                </mrow>
                <mrow>
                  <mi>x</mi>
                  <mo stretchy="false">+</mo>
                  <mn>1,0625</mn>
                </mrow>
              </mrow>
              <mo stretchy="false">)</mo>
            </mrow>
            <mrow>
              <mi mathvariant="italic">dx</mi>
              <mo stretchy="false">=</mo>
              <mrow>
                <mo stretchy="false">−</mo>
                <mn>0.2555188</mn>
              </mrow>
            </mrow>
          </mrow>
        </mtd>
      </mtr>
      <mtr>
        <mtd>
          <mrow>
            <mrow>
              <msub>
                <mi>C</mi>
                <mn>21</mn>
              </msub>
              <mo stretchy="false">=</mo>
              <mrow>
                <munderover>
                  <mo stretchy="false">∫</mo>
                  <mn>0,5</mn>
                  <mn>1</mn>
                </munderover>
                <mrow>
                  <mo stretchy="false">(</mo>
                  <mrow>
                    <mrow>
                      <mn>3</mn>
                      <mo stretchy="false">+</mo>
                      <mfrac>
                        <mn>2</mn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</mrow>
                    <mrow>
                      <mrow>
                        <mo stretchy="false">(</mo>
                        <mrow>
                          <mrow>
                            <mn>3x</mn>
                            <mo stretchy="false">−</mo>
                            <mn>2,375</mn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row>
                      <mo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2,375</mn>
                        </mrow>
                        <mrow>
                          <mi>x</mi>
                          <mo stretchy="false">+</mo>
                          <mn>1,0625</mn>
                        </mrow>
                      </mrow>
                      <mo stretchy="false">)</mo>
                    </mrow>
                  </mrow>
                  <mo stretchy="false">)</mo>
                </mrow>
              </mrow>
            </mrow>
            <mrow>
              <mo stretchy="false">(</mo>
              <mrow>
                <mrow>
                  <msup>
                    <mi>x</mi>
                    <mn>2</mn>
                  </msup>
                  <mo stretchy="false">−</mo>
                  <mn>1,75</mn>
                </mrow>
                <mrow>
                  <mi>x</mi>
                  <mo stretchy="false">+</mo>
                  <mn>0,625</mn>
                </mrow>
              </mrow>
              <mo stretchy="false">)</mo>
            </mrow>
            <mrow>
              <mi mathvariant="italic">dx</mi>
              <mo stretchy="false">=</mo>
              <mrow>
                <mo stretchy="false">−</mo>
                <mn>0.1837961</mn>
              </mrow>
            </mrow>
          </mrow>
        </mtd>
      </mtr>
      <mtr>
        <mtd>
          <mrow>
            <mrow>
              <msub>
                <mi>C</mi>
                <mn>22</mn>
              </msub>
              <mo stretchy="false">=</mo>
              <mrow>
                <munderover>
                  <mo stretchy="false">∫</mo>
                  <mn>0,5</mn>
                  <mn>1</mn>
                </munderover>
                <mrow>
                  <mo stretchy="false">(</mo>
                  <mrow>
                    <mrow>
                      <mn>3</mn>
                      <mo stretchy="false">+</mo>
                      <mfrac>
                        <mn>2</mn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</mrow>
                    <mrow>
                      <mrow>
                        <mo stretchy="false">(</mo>
                        <mrow>
                          <mrow>
                            <mn>3x</mn>
                            <mo stretchy="false">−</mo>
                            <mn>2,375</mn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  <mrow>
                      <mo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2,375</mn>
                        </mrow>
                        <mrow>
                          <mi>x</mi>
                          <mo stretchy="false">+</mo>
                          <mn>1,0625</mn>
                        </mrow>
                      </mrow>
                      <mo stretchy="false">)</mo>
                    </mrow>
                  </mrow>
                  <mo stretchy="false">)</mo>
                </mrow>
              </mrow>
            </mrow>
            <mrow>
              <mo stretchy="false">(</mo>
              <mrow>
                <mrow>
                  <msup>
                    <mi>x</mi>
                    <mn>3</mn>
                  </msup>
                  <mo stretchy="false">−</mo>
                  <mn>2,375</mn>
                </mrow>
                <mrow>
                  <mi>x</mi>
                  <mo stretchy="false">+</mo>
                  <mn>1,0625</mn>
                </mrow>
              </mrow>
              <mo stretchy="false">)</mo>
            </mrow>
            <mrow>
              <mi mathvariant="italic">dx</mi>
              <mo stretchy="false">=</mo>
              <mrow>
                <mo stretchy="false">−</mo>
                <mn>0.4435334</mn>
              </mrow>
            </mrow>
          </mrow>
        </mtd>
      </mtr>
      <mtr>
        <mtd>
          <mrow>
            <mrow>
              <msub>
                <mi>d</mi>
                <mn>1</mn>
              </msub>
              <mo stretchy="false">=</mo>
              <mrow>
                <munderover>
                  <mo stretchy="false">∫</mo>
                  <mn>0,5</mn>
                  <mn>1</mn>
                </munderover>
                <mrow>
                  <mo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frac>
                        <mn>2</mn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</mrow>
                    <mrow>
                      <mfrac>
                        <mn>1</mn>
                        <mn>30</mn>
                      </mfrac>
                      <mo stretchy="false">−</mo>
                      <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o stretchy="false">∗</mo>
                        <mrow>
                          <mo stretchy="false">(</mo>
                          <mrow>
                            <mrow>
                              <mfrac>
                                <mn>1</mn>
                                <mn>30</mn>
                              </mfrac>
                              <mo stretchy="false">+</mo>
                              <mfrac>
                                <mn>39</mn>
                                <mn>60</mn>
                              </mfrac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)</mo>
                </mrow>
              </mrow>
            </mrow>
            <mrow>
              <mo stretchy="false">(</mo>
              <mrow>
                <mrow>
                  <msup>
                    <mi>x</mi>
                    <mn>2</mn>
                  </msup>
                  <mo stretchy="false">−</mo>
                  <mn>1,75</mn>
                </mrow>
                <mrow>
                  <mi>x</mi>
                  <mo stretchy="false">+</mo>
                  <mn>0,625</mn>
                </mrow>
              </mrow>
              <mo stretchy="false">)</mo>
            </mrow>
            <mrow>
              <mi mathvariant="italic">dx</mi>
              <mo stretchy="false">=</mo>
              <mn>0.1180840</mn>
            </mrow>
          </mrow>
        </mtd>
      </mtr>
      <mtr>
        <mtd>
          <mrow>
            <mrow>
              <msub>
                <mi>d</mi>
                <mn>2</mn>
              </msub>
              <mo stretchy="false">=</mo>
              <mrow>
                <munderover>
                  <mo stretchy="false">∫</mo>
                  <mn>0,5</mn>
                  <mn>1</mn>
                </munderover>
                <mrow>
                  <mo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frac>
                        <mn>2</mn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</mrow>
                    <mrow>
                      <mfrac>
                        <mn>1</mn>
                        <mn>30</mn>
                      </mfrac>
                      <mo stretchy="false">−</mo>
                      <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o stretchy="false">∗</mo>
                        <mrow>
                          <mo stretchy="false">(</mo>
                          <mrow>
                            <mrow>
                              <mfrac>
                                <mn>1</mn>
                                <mn>30</mn>
                              </mfrac>
                              <mo stretchy="false">+</mo>
                              <mfrac>
                                <mn>39</mn>
                                <mn>60</mn>
                              </mfrac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)</mo>
                </mrow>
              </mrow>
            </mrow>
            <mrow>
              <mo stretchy="false">(</mo>
              <mrow>
                <mrow>
                  <msup>
                    <mi>x</mi>
                    <mn>3</mn>
                  </msup>
                  <mo stretchy="false">−</mo>
                  <mn>2,375</mn>
                </mrow>
                <mrow>
                  <mi>x</mi>
                  <mo stretchy="false">+</mo>
                  <mn>1,0625</mn>
                </mrow>
              </mrow>
              <mo stretchy="false">)</mo>
            </mrow>
            <mrow>
              <mi mathvariant="italic">dx</mi>
              <mo stretchy="false">=</mo>
              <mn>0.2837464</mn>
            </mrow>
          </mrow>
        </mtd>
      </mtr>
      <mtr>
        <mtd>
          <mrow>
            <mrow>
              <msub>
                <mi>a</mi>
                <mn>1</mn>
              </msub>
              <mo stretchy="false">=</mo>
              <mrow>
                <mo stretchy="false">−</mo>
                <mn>1166.077983</mn>
              </mrow>
            </mrow>
            <mi>,</mi>
            <mrow>
              <msub>
                <mi>a</mi>
                <mn>2</mn>
              </msub>
              <mo stretchy="false">=</mo>
              <mn>482.5721457</mn>
            </mrow>
          </mrow>
        </mtd>
      </mtr>
      <mtr>
        <mtd>
          <mrow>
            <mi>y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n>1</mn>
                <mn>30</mn>
              </mfrac>
            </mrow>
            <mrow>
              <mrow>
                <mi>x</mi>
                <mo stretchy="false">+</mo>
                <mfrac>
                  <mn>39</mn>
                  <mn>60</mn>
                </mfrac>
              </mrow>
              <mo stretchy="false">−</mo>
              <mn>1166.077983</mn>
            </mrow>
            <mrow>
              <mrow>
                <mo stretchy="false">(</mo>
                <mrow>
                  <mrow>
                    <msup>
                      <mi>x</mi>
                      <mn>2</mn>
                    </msup>
                    <mo stretchy="false">−</mo>
                    <mn>1,75</mn>
                  </mrow>
                  <mrow>
                    <mi>x</mi>
                    <mo stretchy="false">+</mo>
                    <mn>0,625</mn>
                  </mrow>
                </mrow>
                <mo stretchy="false">)</mo>
              </mrow>
              <mo stretchy="false">+</mo>
              <mrow>
                <mn>482.5721457</mn>
                <mo stretchy="false">∗</mo>
                <mrow>
                  <mo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2,375</mn>
                    </mrow>
                    <mrow>
                      <mi>x</mi>
                      <mo stretchy="false">+</mo>
                      <mn>1,0625</mn>
                    </mrow>
                  </mrow>
                  <mo stretchy="false">)</mo>
                </mrow>
              </mrow>
            </mrow>
          </mrow>
        </mtd>
      </mtr>
    </mtable>
    <annotation encoding="StarMath 5.0">C_11 = int from 0,5 to 1 (2+2 over {x+1} (2x-1,75)-(x+1)(x^2 - 1,75x+0,625))(x^2 - 1,75x+0,625)dx=-0.1058457 newline
C_12 = int from 0,5 to 1 (2+2 over {x+1} (2x-1,75)-(x+1)(x^2 - 1,75x+0,625))(x^3 -2,375x+1,0625)dx=-0.2555188 newline

C_21 = int from 0,5 to 1 (3+2 over {x+1} (3x-2,375)-(x+1)(x^3 -2,375x+1,0625))(x^2 - 1,75x+0,625)dx=-0.1837961 newline
C_22 = int from 0,5 to 1 (3+2 over {x+1} (3x-2,375)-(x+1)(x^3 -2,375x+1,0625))(x^3 -2,375x+1,0625)dx=-0.4435334 newline

d_1 = int from 0,5 to 1 (-1-2 over{x+1} 1 over 30 - (x+1)*(1 over 30 + 39 over 60))(x^2 - 1,75x+0,625)dx=0.1180840 newline

d_2 = int from 0,5 to 1 (-1-2 over{x+1} 1 over 30 - (x+1)*(1 over 30 + 39 over 60))(x^3 -2,375x+1,0625)dx=0.2837464 newline

a_1=-1166.077983,
a_2=482.5721457 newline

y(x)=1 over 30 x + 39 over 60-1166.077983(x^2 - 1,75x+0,625)+482.5721457*(x^3 -2,375x+1,0625)</annotation>
  </semantics>
</math>
</file>

<file path=Object 4/content.xml><?xml version="1.0" encoding="utf-8"?>
<math xmlns="http://www.w3.org/1998/Math/MathML">
  <semantics>
    <mtable>
      <mtr>
        <mtd>
          <mrow>
            <mi>y</mi>
            <mi>'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frac>
                <mn>2</mn>
                <mrow>
                  <mrow>
                    <mi>x</mi>
                    <mo stretchy="false">+</mo>
                    <mn>1</mn>
                  </mrow>
                </mrow>
              </mfrac>
            </mrow>
            <mi>y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</mrow>
            <mi>y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row>
                <mn>0,5</mn>
                <mo stretchy="false">≤</mo>
                <mi>x</mi>
              </mrow>
              <mo stretchy="false">≤</mo>
              <mn>1</mn>
            </mrow>
          </mrow>
        </mtd>
      </mtr>
      <mtr>
        <mtd>
          <mrow>
            <mi>y</mi>
            <mrow>
              <mrow>
                <mo stretchy="false">(</mo>
                <mrow>
                  <mn>0,5</mn>
                </mrow>
                <mo stretchy="false">)</mo>
              </mrow>
              <mo stretchy="false">=</mo>
              <mfrac>
                <mn>2</mn>
                <mn>3,</mn>
              </mfrac>
            </mrow>
            <mi>y</mi>
            <mi>'</mi>
            <mrow>
              <mrow>
                <mo stretchy="false">(</mo>
                <mrow>
                  <mn>1</mn>
                </mrow>
                <mo stretchy="false">)</mo>
              </mrow>
              <mo stretchy="false">+</mo>
              <mn>2y</mn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0,75</mn>
            </mrow>
          </mrow>
        </mtd>
      </mtr>
    </mtable>
    <annotation encoding="StarMath 5.0">y''(x)+2 over {x+1} y'(x)-(x+1)y(x)=-1 newline
0,5&lt;=x&lt;=1 newline
y(0,5)=2 over 3, y'(1)+2y(1)=0,75</annotation>
  </semantics>
</math>
</file>

<file path=Object 5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sub>
          <mo stretchy="false">ϕ</mo>
          <mn>0</mn>
        </msub>
      </mrow>
      <mrow>
        <mrow>
          <mo stretchy="false">(</mo>
          <mrow>
            <mi>x</mi>
          </mrow>
          <mo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>k</mi>
          </msub>
        </mrow>
      </mrow>
      <msub>
        <mo stretchy="false">ϕ</mo>
        <mi>k</mi>
      </msub>
      <mrow>
        <mo stretchy="false">(</mo>
        <mrow>
          <mi>x</mi>
        </mrow>
        <mo stretchy="false">)</mo>
      </mrow>
    </mrow>
    <annotation encoding="StarMath 5.0">u(x)=%phi_0(x)+sum from k=1 to n a_k%phi_k(x)</annotation>
  </semantics>
</math>
</file>

<file path=Object 6/content.xml><?xml version="1.0" encoding="utf-8"?>
<math xmlns="http://www.w3.org/1998/Math/MathML">
  <semantics>
    <mrow>
      <mrow>
        <munderover>
          <mo stretchy="false">∫</mo>
          <mi>a</mi>
          <mi>b</mi>
        </munderover>
        <mi>F</mi>
      </mrow>
      <mrow>
        <mo stretchy="false">(</mo>
        <mrow>
          <mi>x</mi>
          <mi>,</mi>
          <mi>u</mi>
          <mrow>
            <mo stretchy="false">(</mo>
            <mrow>
              <mi>x</mi>
            </mrow>
            <mo stretchy="false">)</mo>
          </mrow>
          <mi>,</mi>
          <mi>u</mi>
          <mi>'</mi>
          <mrow>
            <mo stretchy="false">(</mo>
            <mrow>
              <mi>x</mi>
            </mrow>
            <mo stretchy="false">)</mo>
          </mrow>
          <mi>,</mi>
          <mi>u</mi>
          <mi>'</mi>
          <mi>'</mi>
          <mrow>
            <mo stretchy="false">(</mo>
            <mrow>
              <mi>x</mi>
            </mrow>
            <mo stretchy="false">)</mo>
          </mrow>
        </mrow>
        <mo stretchy="false">)</mo>
      </mrow>
      <msub>
        <mo stretchy="false">ϕ</mo>
        <mi>k</mi>
      </msub>
      <mrow>
        <mo stretchy="false">(</mo>
        <mrow>
          <mi>x</mi>
        </mrow>
        <mo stretchy="false">)</mo>
      </mrow>
      <mrow>
        <mi mathvariant="italic">dx</mi>
        <mo stretchy="false">=</mo>
        <mn>0,</mn>
      </mrow>
      <mrow>
        <mi>k</mi>
        <mo stretchy="false">=</mo>
        <mn>1,2</mn>
      </mrow>
      <mi>,</mi>
      <mn>...</mn>
      <mi>,</mi>
      <mi>n</mi>
    </mrow>
    <annotation encoding="StarMath 5.0">int from a to b F(x,u(x),u'(x), u''(x))%phi_k(x)dx=0, k=1,2,...,n</annotation>
  </semantics>
</math>
</file>